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13pt" style:font-size-asian="13pt" style:font-size-complex="13pt"/>
    </style:style>
    <style:style style:name="P3" style:parent-style-name="Überschrift1" style:family="paragraph">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P5" style:parent-style-name="Überschrift1" style:family="paragraph"/>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paragraph-properties fo:text-indent="0.4916in"/>
    </style:style>
    <style:style style:name="T10" style:parent-style-name="Absatz-Standardschriftart" style:family="text">
      <style:text-properties fo:language="en" fo:country="GB"/>
    </style:style>
    <style:style style:name="P11" style:parent-style-name="Standard" style:family="paragraph">
      <style:text-properties fo:language="en" fo:country="GB"/>
    </style:style>
    <style:style style:name="T12" style:parent-style-name="Absatz-Standardschriftart" style:family="text">
      <style:text-properties fo:language="en" fo:country="GB"/>
    </style:style>
    <style:style style:name="P13" style:parent-style-name="Überschrift1" style:family="paragraph">
      <style:text-properties fo:font-weight="bold" style:font-weight-asian="bold" style:font-weight-complex="bold"/>
    </style:style>
    <style:style style:name="P14" style:parent-style-name="Standard" style:family="paragraph">
      <style:paragraph-properties fo:text-indent="0.4916in"/>
    </style:style>
    <style:style style:name="P15" style:parent-style-name="Standard" style:family="paragraph">
      <style:paragraph-properties fo:text-indent="0.4916in"/>
    </style:style>
    <style:style style:name="P16" style:parent-style-name="Standard" style:family="paragraph">
      <style:paragraph-properties fo:text-indent="0.4916in"/>
    </style:style>
    <style:style style:name="P17" style:parent-style-name="Standard" style:family="paragraph">
      <style:paragraph-properties fo:text-indent="0.4916in"/>
    </style:style>
  </office:automatic-styles>
  <office:body>
    <office:text text:use-soft-page-breaks="true">
      <text:p text:style-name="P1">GILLET Guillaume</text:p>
      <text:p text:style-name="Standard">HERKENS Antoine</text:p>
      <text:p text:style-name="Standard"/>
      <text:p text:style-name="P2">Compte rendu TD3</text:p>
      <text:p text:style-name="Standard"/>
      <text:h text:style-name="P3" text:outline-level="1">Partie A </text:h>
      <text:p text:style-name="Standard">Sur nos ordinateurs</text:p>
      <text:h text:style-name="Überschrift1" text:outline-level="1"><text:span text:style-name="T4">Partie B<text:s/></text:span>Tests de vulnérabilité</text:h>
      <text:p text:style-name="Standard"/>
      <text:list text:style-name="LFO1" text:continue-numbering="true">
        <text:list-item>
          <text:p text:style-name="P5">Injection SQL</text:p>
        </text:list-item>
      </text:list>
      <text:p text:style-name="Standard"/>
      <text:p text:style-name="Standard">Requêtes identifiées dans myModel.php :<text:s/></text:p>
      <text:p text:style-name="Standard">a) $req="select nom,prenom,login,id_user,numero_compte,profil_user,solde_compte from users where login='$login' and mot_de_passe='$pwd'";</text:p>
      <text:p text:style-name="Standard">La requête est vulnérable car on peut inclure une clause toujours vrai (comme vu dans le cours) dans le text du login ou mot de passe.</text:p>
      <text:p text:style-name="Standard">De plus, les champs n'ont pas de taille limite, et il les types ne sont pas vérifiés en php.<text:s/></text:p>
      <text:p text:style-name="Standard"/>
      <text:p text:style-name="P6">b) $req="select nom,prenom,login,id_user from users";</text:p>
      <text:p text:style-name="Standard">La requête est non vulnérable car il n'est pas d'intrusion extérieure possible.</text:p>
      <text:p text:style-name="Standard"/>
      <text:p text:style-name="Standard">c) $req="update users set solde_compte=solde_compte+$mt where numero_compte='$dest'";</text:p>
      <text:p text:style-name="Standard">La requête est vulnérable car les champs text mt et dest ne sont pas vérifiés en php. On peut donc injecter du SQL dans ces champs.</text:p>
      <text:p text:style-name="Standard"/>
      <text:p text:style-name="Standard">d) $req="update users set solde_compte=solde_compte-$mt where numero_compte='$src'";</text:p>
      <text:p text:style-name="Standard">La requête est vulnérable car les champs text mt et dest ne sont pas vérifiés en php. On peut donc injecter du SQL dans ces champs.</text:p>
      <text:p text:style-name="Standard"/>
      <text:p text:style-name="Standard"/>
      <text:p text:style-name="P7">e) $req="select id_msg,sujet_msg,corps_msg,u.nom,u.prenom from messages m, users u where m.id_user_from=u.id_user and id_user_to=".$userid;</text:p>
      <text:soft-page-break/>
      <text:p text:style-name="Standard">La requête est non vulnérable car il n'y pas pas d'insertion possible, $userid étant récupéré automatiquement en php.</text:p>
      <text:p text:style-name="Standard"/>
      <text:p text:style-name="P8">f) $req="insert into messages(id_user_to,id_user_from,sujet_msg,corps_msg)<text:s/>values($to,$from,'$subject','$body')";</text:p>
      <text:p text:style-name="Standard">La requête est vulnérable car aucune vérification n'est faite en php (regex...). La limite de taille dans le html n'est pas suffisante.</text:p>
      <text:p text:style-name="Standard"/>
      <text:h text:style-name="Überschrift1" text:outline-level="1">2. Cross-site scripting (XSS)</text:h>
      <text:p text:style-name="Standard"/>
      <text:p text:style-name="Standard"><text:tab/>a. On peut envoyer un message à l'utilisateur avec un lien frauduleux à l'intérieur, ou bien inclure une balise script frauduleuse à l'intérieur du message, qui s'éxécutera lors que l'utilisateur veut visualiser le message.</text:p>
      <text:p text:style-name="Standard"/>
      <text:p text:style-name="Standard"><text:tab/>b. Récupérez les données sensibles des utilisateurs. Par exemple, login, mot de passe, les soldes, les cookies de connexions.</text:p>
      <text:p text:style-name="P9">Exemple : récupérer les données utilisateurs à l'aide d'une requête sql dans la balise script</text:p>
      <text:p text:style-name="Standard"><text:tab/><text:tab/><text:s/><text:span text:style-name="T10">&lt;button class="form-btn"&gt;Envoyer&lt;script&gt;alert('test xss');&lt;/script&gt;&lt;/button&gt;</text:span></text:p>
      <text:p text:style-name="P11"/>
      <text:p text:style-name="Standard"><text:span text:style-name="T12"><text:tab/></text:span>c. Si le navigateur indique qu'il a bloqué un XSS, c'est que le site est vulnérable.</text:p>
      <text:p text:style-name="Standard"/>
      <text:h text:style-name="Überschrift1" text:outline-level="1">3. Violation de contrôle d’accès</text:h>
      <text:p text:style-name="Standard"/>
      <text:p text:style-name="Standard">Voici les faiblesses que nous avons trouvés sur l'application :<text:tab/></text:p>
      <text:p text:style-name="Standard">Système d’authentification par login et mot de passe :</text:p>
      <text:p text:style-name="Standard">Il n’y a pas de limite de tentatives de connexions. Ainsi, on peut faire un nombre d’essai très grand pour parvenir à obtenir le mot de passe par exemple.</text:p>
      <text:p text:style-name="Standard">Système de contrôle d'accès :</text:p>
      <text:p text:style-name="Standard">On peut accéder à la page de vue de compte, de messages directement en inscrivant le chemin dans l'URL.</text:p>
      <text:p text:style-name="Standard">Références directes :<text:s/></text:p>
      <text:p text:style-name="Standard">Nous avons pas trouvé de faiblesse : en ajoutant l'id dans l'url, on ne peut pas accéder aux données du compte.</text:p>
      <text:p text:style-name="Standard"/>
      <text:soft-page-break/>
      <text:h text:style-name="Überschrift1" text:outline-level="1">4. Violation de gestion de session</text:h>
      <text:p text:style-name="Standard"/>
      <text:p text:style-name="Standard">a. b.</text:p>
      <text:p text:style-name="Standard"><text:tab/>On se connecte avec les données d'un utilisateur x</text:p>
      <text:p text:style-name="Standard"><text:tab/>On copie le lien une fois sur le compte de cet utilisateur</text:p>
      <text:p text:style-name="Standard"><text:tab/>On ouvre un autre navigateur puis on colle le lien</text:p>
      <text:p text:style-name="Standard"><text:tab/>On accède directement à la vue du compte avec toutes les données, sans différence</text:p>
      <text:p text:style-name="Standard"/>
      <text:p text:style-name="Standard">c. <text:s/>Les actions ne sont pas actualisées entre les deux naviguateurs. Les informations affichées proviennent effectvivement de requêtes sql qui ne sont pas exécutées lors d'un rechargement de page.</text:p>
      <text:p text:style-name="Standard"/>
      <text:p text:style-name="Standard"/>
      <text:h text:style-name="Überschrift1" text:outline-level="1">5. Falsification de requête (CSRF)</text:h>
      <text:p text:style-name="Standard"/>
      <text:p text:style-name="Standard">a.<text:s/><text:tab/>Le transfert d'argent est susceptible de subir une attaque CSRF.</text:p>
      <text:p text:style-name="Standard">b.<text:s/><text:tab/>On donne un requête http qui envoie l'argent non pas au numéro de compte associé à l'utilisateur choisi mais au numéro de compte de l'attaquant.</text:p>
      <text:p text:style-name="Standard"/>
      <text:h text:style-name="Überschrift1" text:outline-level="1">6. Vulnérabilité d'un composant</text:h>
      <text:p text:style-name="Standard"/>
      <text:p text:style-name="Standard">Le site contient les vulnérabilités suivantes :<text:s/></text:p>
      <text:p text:style-name="Standard"><text:tab/>le SGBD contient un mot de passe par défaut,</text:p>
      <text:p text:style-name="Standard"><text:tab/>l'utilisation de phpMyAdmin est risquée car il y a plein de fonctionnalités possibles,</text:p>
      <text:p text:style-name="Standard"><text:tab/>phpMyAdmin a beaucoup de failles de sécurité connues du grand public,</text:p>
      <text:p text:style-name="Standard"><text:tab/>la connexion n'est pas sécurisée,</text:p>
      <text:p text:style-name="Standard"><text:tab/>toutes les pages ne sont pas sécurisées (comme vu avec les failles de controle d'accès).</text:p>
      <text:p text:style-name="Standard"/>
      <text:h text:style-name="Überschrift1" text:outline-level="1">7. Chiffrement des données sensibles</text:h>
      <text:p text:style-name="Standard"/>
      <text:p text:style-name="Standard"><text:tab/>Les données sensibles (ici quasimment l'intégralité des données) ne sont pas chiffrées, ni dans le SGBD, ni dans la couche applicative. Le site est donc très sensible et pas sûr pour les utilisateurs.</text:p>
      <text:p text:style-name="Standard"/>
      <text:h text:style-name="Überschrift1" text:outline-level="1">8. Accès aux répertoires par http</text:h>
      <text:p text:style-name="Standard"/>
      <text:p text:style-name="Standard"><text:tab/>Avec les requêtes http (et non https), on peut donc accéder au répertoire local de l'utilisateur. C'est très dangereux.</text:p>
      <text:p text:style-name="Standard"/>
      <text:h text:style-name="Überschrift1" text:outline-level="1">9. Scripts de redirection</text:h>
      <text:p text:style-name="Standard"/>
      <text:p text:style-name="Standard"><text:tab/>a. myController.php contient des instructions de redirections. index.php contient des redirections mais elles sont contrôlées.<text:s/></text:p>
      <text:p text:style-name="Standard"/>
      <text:p text:style-name="Standard"><text:tab/>b. Par exemple, ligne 46, si l'on insère une URL d'un site frauduleux dans le montant, on peut contourer la redirection.</text:p>
      <text:p text:style-name="Standard"/>
      <text:h text:style-name="P13" text:outline-level="1">Partie C</text:h>
      <text:p text:style-name="Standard"/>
      <text:p text:style-name="Standard">(En cours)</text:p>
      <text:p text:style-name="Standard">Idées de scénario :<text:s/></text:p>
      <text:p text:style-name="P14">Créer un mail avec un lien qui redirige vers un site frauduleux qui va enregistrer les données entrées sur une base de données mais qui retournera un message d'erreur.</text:p>
      <text:p text:style-name="P15">(Volera les login et mot de passe d'un utilisateur)</text:p>
      <text:p text:style-name="Standard"/>
      <text:p text:style-name="P16">Mail: Banque besoin de vérifier un message reçu (-&gt; lien vers le site frauduleux en redirection du vrai site)</text:p>
      <text:p text:style-name="Standard"/>
      <text:p text:style-name="P17">Site= Même CSS et format que login.php</text:p>
      <text:p text:style-name="Standard"/>
      <text:p text:style-name="Standard"/>
      <text:p text:style-name="Standard">Remarque : Nous n'utilisons pas d'outils de diagnosti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ine Herkens</meta:initial-creator>
    <dc:creator>Antoine Herkens</dc:creator>
    <meta:creation-date>2020-03-24T18:15:00Z</meta:creation-date>
    <dc:date>2020-03-24T18:28:00Z</dc:date>
    <meta:template xlink:href="Normal.dotm" xlink:type="simple"/>
    <meta:editing-cycles>1</meta:editing-cycles>
    <meta:editing-duration>PT0S</meta:editing-duration>
    <meta:document-statistic meta:page-count="4" meta:paragraph-count="10" meta:word-count="792" meta:character-count="5143" meta:row-count="36" meta:non-whitespace-character-count="4361"/>
  </office:meta>
</office:document-meta>
</file>